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07cm"/>
    </style:style>
    <style:style style:name="gr2" style:family="graphic" style:parent-style-name="objectwithoutfill">
      <style:graphic-properties svg:stroke-color="#0084d1" draw:marker-start="" draw:marker-start-width="0.305cm"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draw:fill="none" fo:min-height="0.413cm"/>
    </style:style>
    <style:style style:name="gr5" style:family="graphic" style:parent-style-name="standard">
      <style:graphic-properties draw:stroke="none" draw:fill="none" fo:min-height="1.234cm"/>
    </style:style>
    <style:style style:name="gr6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56cm"/>
    </style:style>
    <style:style style:name="gr8" style:family="graphic" style:parent-style-name="standard">
      <style:graphic-properties draw:stroke="none" svg:stroke-color="#000000" draw:fill="none" draw:fill-color="#ffffff" fo:min-height="5.123cm"/>
    </style:style>
    <style:style style:name="gr9" style:family="graphic" style:parent-style-name="standard">
      <style:graphic-properties draw:stroke="none" draw:fill="none" fo:min-height="1.64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start"/>
      <style:text-properties fo:color="#0084d1" style:font-name="Cumberland1" fo:font-size="10pt"/>
    </style:style>
    <style:style style:name="P6" style:family="paragraph">
      <style:paragraph-properties fo:text-align="start"/>
      <style:text-properties fo:color="#ff0000" fo:font-size="12pt" style:font-size-asian="12pt" style:font-size-complex="12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P8" style:family="paragraph">
      <style:paragraph-properties fo:text-align="start"/>
      <style:text-properties fo:color="#0084d1" style:font-name="Cumberland1" fo:font-size="8pt" style:font-size-asian="8pt" style:font-size-complex="8pt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0084d1" style:font-name="Cumberland1" fo:font-size="10pt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color="#3333ff" fo:font-size="10pt" style:font-size-asian="10pt" style:font-size-complex="10pt"/>
    </style:style>
    <style:style style:name="T6" style:family="text">
      <style:text-properties fo:color="#0084d1" style:font-name="Cumberland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57cm" svg:x="15.097cm" svg:y="8.747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0'</text:span></text:p>
          </draw:text-box>
        </draw:frame>
        <draw:line draw:style-name="gr2" draw:text-style-name="P3" draw:layer="layout" svg:x1="10.906cm" svg:y1="6.715cm" svg:x2="10.906cm" svg:y2="8.366cm">
          <text:p/>
        </draw:line>
        <draw:ellipse draw:style-name="gr3" draw:text-style-name="P4" xml:id="id2" draw:id="id2" draw:layer="layout" svg:width="5.461cm" svg:height="2.794cm" svg:x="8.112cm" svg:y="8.366cm">
          <text:p text:style-name="P3"><text:span text:style-name="T2">INIT_s</text:span></text:p>
        </draw:ellipse>
        <draw:frame draw:style-name="gr4" draw:text-style-name="P5" draw:layer="layout" svg:width="3.937cm" svg:height="0.663cm" svg:x="9.128cm" svg:y="6.052cm">
          <draw:text-box>
            <text:p text:style-name="P1"><text:span text:style-name="T3">ctl_in.reset='1'</text:span></text:p>
          </draw:text-box>
        </draw:frame>
        <draw:line draw:style-name="gr2" draw:text-style-name="P3" draw:layer="layout" svg:x1="10.906cm" svg:y1="11.287cm" svg:x2="10.906cm" svg:y2="12.938cm">
          <text:p/>
        </draw:line>
        <draw:ellipse draw:style-name="gr3" draw:text-style-name="P4" xml:id="id1" draw:id="id1" draw:layer="layout" svg:width="5.461cm" svg:height="2.794cm" svg:x="8.112cm" svg:y="12.938cm">
          <text:p text:style-name="P3"><text:span text:style-name="T2">WAIT_s</text:span></text:p>
        </draw:ellipse>
        <draw:frame draw:style-name="gr5" draw:text-style-name="P5" draw:layer="layout" svg:width="4.542cm" svg:height="1.484cm" svg:x="10.936cm" svg:y="11.414cm">
          <draw:text-box>
            <text:p text:style-name="P1"><text:span text:style-name="T3">in_in.som='1'</text:span></text:p>
            <text:p text:style-name="P1"><text:span text:style-name="T3">in_in.valid='0'</text:span></text:p>
          </draw:text-box>
        </draw:frame>
        <draw:line draw:style-name="gr2" draw:text-style-name="P3" draw:layer="layout" svg:x1="10.906cm" svg:y1="15.732cm" svg:x2="10.906cm" svg:y2="17.383cm">
          <text:p/>
        </draw:line>
        <draw:ellipse draw:style-name="gr3" draw:text-style-name="P4" xml:id="id3" draw:id="id3" draw:layer="layout" svg:width="5.461cm" svg:height="2.794cm" svg:x="8.112cm" svg:y="17.383cm">
          <text:p text:style-name="P3"><text:span text:style-name="T2">SEND_s</text:span></text:p>
        </draw:ellipse>
        <draw:frame draw:style-name="gr5" draw:text-style-name="P5" draw:layer="layout" svg:width="4.542cm" svg:height="1.484cm" svg:x="11.287cm" svg:y="15.732cm">
          <draw:text-box>
            <text:p text:style-name="P1"><text:span text:style-name="T3"/></text:p>
            <text:p text:style-name="P1"><text:span text:style-name="T3">in_in.eom='1'</text:span></text:p>
            <text:p text:style-name="P1"><text:span text:style-name="T3"/></text:p>
          </draw:text-box>
        </draw:frame>
        <draw:connector draw:style-name="gr6" draw:text-style-name="P3" draw:layer="layout" draw:type="curve" draw:line-skew="-0.9cm" svg:x1="8.112cm" svg:y1="14.335cm" svg:x2="8.112cm" svg:y2="9.763cm" draw:start-shape="id1" draw:start-glue-point="3" draw:end-shape="id2" draw:end-glue-point="3" svg:d="M8112 14335c-2101 0-2101-4572 0-4572" svg:viewBox="0 0 1577 4573">
          <text:p/>
        </draw:connector>
        <draw:connector draw:style-name="gr6" draw:text-style-name="P3" draw:layer="layout" draw:type="curve" draw:line-skew="-2.297cm" svg:x1="8.112cm" svg:y1="9.763cm" svg:x2="8.112cm" svg:y2="18.78cm" draw:start-shape="id2" draw:start-glue-point="3" draw:end-shape="id3" draw:end-glue-point="3" svg:d="M8112 9763c-4197 0-4197 9017 0 9017" svg:viewBox="0 0 3149 9018">
          <text:p/>
        </draw:connector>
        <draw:connector draw:style-name="gr6" draw:text-style-name="P3" draw:layer="layout" draw:type="curve" draw:line-skew="-5.472cm" svg:x1="8.112cm" svg:y1="18.78cm" svg:x2="8.112cm" svg:y2="9.763cm" draw:start-shape="id3" draw:start-glue-point="3" draw:end-shape="id2" draw:end-glue-point="3" svg:d="M8112 18780c-8959 0-8959-9017 0-9017" svg:viewBox="0 0 6720 9018">
          <text:p/>
        </draw:connector>
        <draw:frame draw:style-name="gr4" draw:text-style-name="P5" draw:layer="layout" svg:width="4.542cm" svg:height="0.663cm" svg:x="6.745cm" svg:y="11.795cm">
          <draw:text-box>
            <text:p text:style-name="P1"><text:span text:style-name="T3">in_in.valid='1'</text:span></text:p>
          </draw:text-box>
        </draw:frame>
        <draw:frame draw:style-name="gr5" draw:text-style-name="P5" draw:layer="layout" svg:width="4.542cm" svg:height="1.484cm" svg:x="5.064cm" svg:y="14.335cm">
          <draw:text-box>
            <text:p text:style-name="P1"><text:span text:style-name="T3">in_in.som='1'</text:span></text:p>
            <text:p text:style-name="P1"><text:span text:style-name="T3">in_in.eom='1'</text:span></text:p>
            <text:p text:style-name="P1"><text:span text:style-name="T3">in_in.valid='0'</text:span></text:p>
          </draw:text-box>
        </draw:frame>
        <draw:frame draw:style-name="gr4" draw:text-style-name="P5" draw:layer="layout" svg:width="4.542cm" svg:height="0.663cm" svg:x="1.284cm" svg:y="14.335cm">
          <draw:text-box>
            <text:p text:style-name="P1"><text:span text:style-name="T3">out_in.ready='1'</text:span></text:p>
          </draw:text-box>
        </draw:frame>
        <draw:connector draw:style-name="gr6" draw:text-style-name="P3" draw:layer="layout" draw:type="curve" draw:line-skew="-0.454cm -0.454cm" svg:x1="8.112cm" svg:y1="18.78cm" svg:x2="10.842cm" svg:y2="17.383cm" draw:start-shape="id3" draw:start-glue-point="3" draw:end-shape="id3" svg:d="M8112 18780c-1432 0-1193-1177-153-1884s2883-945 2883 487" svg:viewBox="0 0 3735 2446">
          <text:p/>
        </draw:connector>
        <draw:ellipse draw:style-name="gr3" draw:text-style-name="P4" xml:id="id4" draw:id="id4" draw:layer="layout" svg:width="5.461cm" svg:height="2.794cm" svg:x="8.239cm" svg:y="21.828cm">
          <text:p text:style-name="P3"><text:span text:style-name="T2">TERM_CURR_MSG_s</text:span></text:p>
        </draw:ellipse>
        <draw:line draw:style-name="gr2" draw:text-style-name="P3" xml:id="id5" draw:id="id5" draw:layer="layout" svg:x1="10.906cm" svg:y1="15.732cm" svg:x2="10.906cm" svg:y2="17.383cm">
          <text:p/>
        </draw:line>
        <draw:connector draw:style-name="gr6" draw:text-style-name="P3" draw:layer="layout" draw:type="curve" draw:line-skew="-1.884cm" svg:x1="8.239cm" svg:y1="23.225cm" svg:x2="10.906cm" svg:y2="17.383cm" draw:start-shape="id4" draw:start-glue-point="3" draw:end-shape="id5" draw:end-glue-point="2" svg:d="M8239 23225c-3577 0-4911-5842 2667-5842" svg:viewBox="0 0 5533 5843">
          <text:p/>
        </draw:connector>
        <draw:line draw:style-name="gr2" draw:text-style-name="P3" draw:layer="layout" svg:x1="10.906cm" svg:y1="20.177cm" svg:x2="10.906cm" svg:y2="21.828cm">
          <text:p/>
        </draw:line>
        <draw:frame draw:style-name="gr5" draw:text-style-name="P5" draw:layer="layout" svg:width="4.542cm" svg:height="1.484cm" svg:x="1.284cm" svg:y="13.105cm">
          <draw:text-box>
            <text:p text:style-name="P1"><text:span text:style-name="T3">out_in.ready='1'</text:span></text:p>
            <text:p text:style-name="P1"><text:span text:style-name="T3">&amp; not processing a message</text:span></text:p>
          </draw:text-box>
        </draw:frame>
        <draw:frame draw:style-name="gr7" draw:text-style-name="P5" draw:layer="layout" svg:width="5.461cm" svg:height="1.073cm" svg:x="4.429cm" svg:y="20.304cm">
          <draw:text-box>
            <text:p text:style-name="P1"><text:span text:style-name="T3">out_in.ready='1' &amp;</text:span></text:p>
            <text:p text:style-name="P1"><text:span text:style-name="T3">Interpolation count = 0</text:span></text:p>
          </draw:text-box>
        </draw:frame>
        <draw:frame draw:style-name="gr1" draw:text-style-name="P6" draw:layer="layout" svg:width="5.08cm" svg:height="2.257cm" svg:x="15.097cm" svg:y="13.446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0'</text:span></text:p>
            <text:p text:style-name="P1"><text:span text:style-name="T4"/></text:p>
          </draw:text-box>
        </draw:frame>
        <draw:frame draw:style-name="gr8" draw:text-style-name="P2" draw:layer="layout" svg:width="5.08cm" svg:height="5.373cm" svg:x="15.097cm" svg:y="16.794cm">
          <draw:text-box>
            <text:p text:style-name="P1"><text:span text:style-name="T5">If out_in.ready = '1'</text:span></text:p>
            <text:p text:style-name="P1"><text:span text:style-name="T1"><text:s text:c="2"/></text:span><text:span text:style-name="T5">If interpolation not complete &amp; processing a message <text:s/>and zlm_force_eom_l='0'</text:span></text:p>
            <text:p text:style-name="P1"><text:span text:style-name="T1"><text:s text:c="4"/></text:span><text:span text:style-name="T1">zlm_take <text:s text:c="13"/>&lt;= '1'</text:span></text:p>
            <text:p text:style-name="P1"><text:span text:style-name="T1"><text:s text:c="4"/></text:span><text:span text:style-name="T1">zlm_force_som <text:s text:c="3"/>&lt;= '0'</text:span></text:p>
            <text:p text:style-name="P1"><text:span text:style-name="T1"><text:s text:c="4"/></text:span><text:span text:style-name="T1">zlm_force_eom <text:s text:c="3"/>&lt;= '1'</text:span></text:p>
            <text:p text:style-name="P1"><text:span text:style-name="T1"><text:s text:c="2"/></text:span><text:span text:style-name="T5">Elsif interpolation count = 0</text:span></text:p>
            <text:p text:style-name="P1"><text:span text:style-name="T1"><text:s text:c="4"/></text:span><text:span text:style-name="T1">zlm_take <text:s text:c="13"/>&lt;= '0'</text:span></text:p>
            <text:p text:style-name="P1"><text:span text:style-name="T1"><text:s text:c="4"/></text:span><text:span text:style-name="T1">zlm_force_som <text:s text:c="3"/>&lt;= '1'</text:span></text:p>
            <text:p text:style-name="P1"><text:span text:style-name="T1"><text:s text:c="4"/></text:span><text:span text:style-name="T1">zlm_force_eom <text:s text:c="3"/>&lt;= '1</text:span></text:p>
            <text:p text:style-name="P1"><text:span text:style-name="T1"><text:s text:c="4"/></text:span><text:span text:style-name="T1">zlm_force_eom_l <text:s/>&lt;= '1'</text:span></text:p>
            <text:p text:style-name="P1"><text:span text:style-name="T1"/></text:p>
          </draw:text-box>
        </draw:frame>
        <draw:frame draw:style-name="gr1" draw:text-style-name="P2" draw:layer="layout" svg:width="5.08cm" svg:height="2.257cm" svg:x="15.224cm" svg:y="22.307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1'</text:span></text:p>
            <text:p text:style-name="P1"><text:span text:style-name="T5">If out_in.ready = '1'</text:span></text:p>
            <text:p text:style-name="P1"><text:span text:style-name="T1"><text:s/></text:span><text:span text:style-name="T1">zlm_force_eom <text:s text:c="3"/>&lt;= '0'</text:span></text:p>
          </draw:text-box>
        </draw:frame>
        <draw:frame draw:style-name="gr1" draw:text-style-name="P2" draw:layer="layout" svg:width="5.08cm" svg:height="2.257cm" svg:x="15.097cm" svg:y="5.318cm">
          <draw:text-box>
            <text:p text:style-name="P1"><text:span text:style-name="T1">zlm_take <text:s text:c="13"/>&lt;= '1'</text:span></text:p>
            <text:p text:style-name="P1"><text:span text:style-name="T1">zlm_force_som <text:s text:c="3"/>&lt;= '0'</text:span></text:p>
            <text:p text:style-name="P1"><text:span text:style-name="T1">zlm_force_eom <text:s text:c="3"/>&lt;= '0'</text:span></text:p>
            <text:p text:style-name="P1"><text:span text:style-name="T1">zlm_force_eom_l &lt;= '0'</text:span></text:p>
          </draw:text-box>
        </draw:frame>
        <draw:frame draw:style-name="gr9" draw:text-style-name="P8" draw:layer="layout" svg:width="4.542cm" svg:height="1.901cm" svg:x="11.444cm" svg:y="20.05cm">
          <draw:text-box>
            <text:p text:style-name="P7"><text:span text:style-name="T6">out_in.ready='1'</text:span></text:p>
            <text:p text:style-name="P7"><text:span text:style-name="T6">&amp; interpolation not complete </text:span></text:p>
            <text:p text:style-name="P7"><text:span text:style-name="T6">&amp; processing a message and zlm_force_eom_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6-02-18T11:48:30.814341404</dc:date>
    <meta:editing-duration>PT7H36M25S</meta:editing-duration>
    <meta:editing-cycles>42</meta:editing-cycles>
    <meta:generator>LibreOffice/4.3.7.2$Linux_X86_64 LibreOffice_project/430$Build-2</meta:generator>
    <meta:document-statistic meta:object-count="28"/>
  </office:meta>
</office:document-meta>
</file>